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400003D900000334EE04863C5.svm"/>
  <manifest:file-entry manifest:media-type="" manifest:full-path="Pictures/2000061E000045DE00004486A6B4123A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e6e6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cc"/>
    </style:style>
    <style:style style:name="gr3" style:family="graphic" style:parent-style-name="standard">
      <style:graphic-properties draw:fill="solid" draw:fill-color="#ffc0c0"/>
    </style:style>
    <style:style style:name="gr4" style:family="graphic" style:parent-style-name="standard">
      <style:graphic-properties draw:textarea-vertical-align="to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3cm"/>
    </style:style>
    <style:style style:name="gr6" style:family="graphic" style:parent-style-name="standard">
      <style:graphic-properties draw:stroke="dash" draw:stroke-dash="Ultrafine_20_Dashed" draw:fill="none" draw:textarea-horizontal-align="left" draw:textarea-vertical-align="top" draw:auto-grow-height="false"/>
    </style:style>
    <style:style style:name="gr7" style:family="graphic" style:parent-style-name="standard">
      <style:graphic-properties draw:marker-end="Arrow" draw:marker-end-width="0.3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e6e6" draw:textarea-vertical-align="to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9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9cm" fo:min-width="1.75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marker-start="Arrow" draw:marker-end="Arrow" draw:marker-end-width="0.3cm"/>
    </style:style>
    <style:style style:name="gr15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e6ff"/>
    </style:style>
    <style:style style:name="gr18" style:family="graphic" style:parent-style-name="standard">
      <style:graphic-properties svg:stroke-width="0.2cm" draw:marker-start="Symmetric_20_Arrow" draw:marker-start-width="0.5cm" draw:marker-end="Symmetric_20_Arrow" draw:marker-end-width="0.5cm" fo:padding-top="0.225cm" fo:padding-bottom="0.225cm" fo:padding-left="0.35cm" fo:padding-right="0.35cm"/>
    </style:style>
    <style:style style:name="gr19" style:family="graphic" style:parent-style-name="standard">
      <style:graphic-properties draw:fill="solid" draw:fill-color="#ffffcc" draw:textarea-horizontal-align="left" draw:textarea-vertical-align="top"/>
    </style:style>
    <style:style style:name="gr20" style:family="graphic" style:parent-style-name="standard">
      <style:graphic-properties draw:fill="solid" draw:fill-color="#e6e6ff" draw:textarea-horizontal-align="left" draw:textarea-vertical-align="top"/>
    </style:style>
    <style:style style:name="gr21" style:family="graphic" style:parent-style-name="standard">
      <style:graphic-properties draw:stroke="none" svg:stroke-color="#000000" draw:fill="none" draw:fill-color="#ffffff"/>
    </style:style>
    <style:style style:name="gr22" style:family="graphic" style:parent-style-name="standard">
      <style:graphic-properties draw:fill="solid" draw:fill-color="#000080" draw:textarea-horizontal-align="center" draw:textarea-vertical-align="top" draw:auto-grow-height="false" fo:padding-top="0.1cm" fo:padding-bottom="0.1cm" fo:padding-left="0.1cm" fo:padding-right="0.1cm"/>
    </style:style>
    <style:style style:name="gr23" style:family="graphic" style:parent-style-name="standard">
      <style:graphic-properties draw:fill="solid" draw:fill-color="#e6e6e6" draw:opacity="50%" draw:shadow-opacity="50%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6" style:family="graphic" style:parent-style-name="standard">
      <style:graphic-properties svg:stroke-width="0.5cm" draw:marker-start-width="0.95cm" draw:marker-end="Symmetric_20_Arrow" draw:marker-end-width="1.05cm" fo:padding-top="0.375cm" fo:padding-bottom="0.375cm" fo:padding-left="0.5cm" fo:padding-right="0.5cm"/>
    </style:style>
    <style:style style:name="gr27" style:family="graphic" style:parent-style-name="standard">
      <style:graphic-properties draw:fill="solid" draw:fill-color="#e6e6ff" draw:textarea-horizontal-align="left" draw:textarea-vertical-align="top" draw:auto-grow-height="false"/>
    </style:style>
    <style:style style:name="gr28" style:family="graphic" style:parent-style-name="standard">
      <style:graphic-properties draw:fill="solid" draw:fill-color="#ccffff" draw:textarea-horizontal-align="left" draw:textarea-vertical-align="top" draw:auto-grow-height="false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padding-top="0cm" fo:padding-bottom="0cm" fo:padding-left="0cm" fo:padding-right="0cm"/>
    </style:style>
    <style:style style:name="gr31" style:family="graphic" style:parent-style-name="standard">
      <style:graphic-properties svg:stroke-width="0.1cm" draw:marker-start-width="0.35cm" draw:marker-end="Symmetric_20_Arrow" draw:marker-end-width="0.45cm" fo:padding-top="0.175cm" fo:padding-bottom="0.175cm" fo:padding-left="0.3cm" fo:padding-right="0.3cm"/>
    </style:style>
    <style:style style:name="gr32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33" style:family="graphic" style:parent-style-name="standard">
      <style:graphic-properties draw:fill="solid" draw:fill-color="#ffc0c0" draw:textarea-vertical-align="middle" draw:auto-grow-height="false" fo:min-height="0.749cm" fo:min-width="0.499cm"/>
    </style:style>
    <style:style style:name="gr3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1cm" fo:padding-bottom="0.1cm" fo:padding-left="0.1cm" fo:padding-right="0.1cm"/>
    </style:style>
    <style:style style:name="gr3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8" style:family="graphic" style:parent-style-name="objectwithoutfill">
      <style:graphic-properties draw:marker-start="Inheritance_20_2" draw:marker-end="Inheritance_20_2" draw:fill="solid" draw:fill-color="#000000"/>
    </style:style>
    <style:style style:name="gr39" style:family="graphic" style:parent-style-name="standard">
      <style:graphic-properties draw:stroke="dash" draw:stroke-dash="Ultrafine_20_Dashed" draw:marker-start-width="0.5cm" draw:marker-end="Inheritance_20_2" draw:marker-end-width="0.5cm"/>
    </style:style>
    <style:style style:name="gr40" style:family="graphic" style:parent-style-name="objectwithoutfill">
      <style:graphic-properties draw:marker-start="Tyhjä_20_ruutu" draw:marker-end="Tyhjä_20_ruutu" draw:fill="solid" draw:fill-color="#000000"/>
    </style:style>
    <style:style style:name="gr41" style:family="graphic" style:parent-style-name="standard">
      <style:graphic-properties draw:marker-start-width="0.5cm" draw:marker-end="Tyhjä_20_ruutu" draw:marker-end-width="0.5cm"/>
    </style:style>
    <style:style style:name="gr42" style:family="graphic" style:parent-style-name="standard">
      <style:graphic-properties draw:marker-start-width="0.5cm" draw:marker-end="Inheritance_20_2" draw:marker-end-width="0.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true" fo:padding-top="0cm" fo:padding-bottom="0cm" fo:padding-left="0cm" fo:padding-right="0cm"/>
    </style:style>
    <style:style style:name="gr4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5" style:family="graphic" style:parent-style-name="standard">
      <style:graphic-properties draw:stroke="solid" draw:stroke-dash="Ultrafine_20_Dashed" draw:marker-start-width="0.5cm" draw:marker-end="Inheritance_20_2" draw:marker-end-width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4pt"/>
    </style:style>
    <style:style style:name="P10" style:family="paragraph">
      <style:paragraph-properties fo:margin-left="0cm" fo:margin-right="0cm" fo:text-align="center" fo:text-indent="0cm"/>
      <style:text-properties fo:font-size="12pt" fo:font-weight="bold"/>
    </style:style>
    <style:style style:name="P11" style:family="paragraph">
      <style:paragraph-properties fo:margin-left="0cm" fo:margin-right="0cm" fo:text-align="center" fo:text-indent="0cm"/>
      <style:text-properties fo:color="#ffffff" fo:font-weight="bold"/>
    </style:style>
    <style:style style:name="P12" style:family="paragraph">
      <style:paragraph-properties fo:margin-left="0cm" fo:margin-right="0cm" fo:text-indent="0cm"/>
      <style:text-properties fo:color="#ffffff" fo:font-size="14pt" style:font-size-asian="18pt" style:font-size-complex="18pt"/>
    </style:style>
    <style:style style:name="P13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size="10pt"/>
    </style:style>
    <style:style style:name="P15" style:family="paragraph">
      <style:paragraph-properties fo:text-align="center"/>
      <style:text-properties fo:font-size="10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10pt" fo:font-weight="bold" style:font-size-asian="18pt" style:font-size-complex="18pt"/>
    </style:style>
    <style:style style:name="P17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P18" style:family="paragraph">
      <style:paragraph-properties fo:margin-left="0cm" fo:margin-right="0cm" fo:text-indent="0cm"/>
      <style:text-properties fo:color="#800000" fo:font-size="14pt" fo:font-weight="bold" style:font-size-asian="18pt" style:font-size-complex="18pt"/>
    </style:style>
    <style:style style:name="P19" style:family="paragraph">
      <style:text-properties fo:font-size="10pt" style:font-size-asian="18pt" style:font-size-complex="18pt"/>
    </style:style>
    <style:style style:name="P20" style:family="paragraph">
      <style:paragraph-properties fo:margin-left="0cm" fo:margin-right="0cm" fo:text-indent="0cm"/>
      <style:text-properties fo:font-size="10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2pt" fo:font-weight="normal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font-size="14pt"/>
    </style:style>
    <style:style style:name="T3" style:family="text">
      <style:text-properties fo:font-size="10pt"/>
    </style:style>
    <style:style style:name="T4" style:family="text">
      <style:text-properties fo:font-size="14pt" fo:font-weight="bold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color="#ffffff" fo:font-weight="bold"/>
    </style:style>
    <style:style style:name="T8" style:family="text">
      <style:text-properties fo:color="#ffffff" fo:font-size="14pt" style:font-size-asian="18pt" style:font-size-complex="18pt"/>
    </style:style>
    <style:style style:name="T9" style:family="text">
      <style:text-properties fo:font-size="10pt" style:font-size-asian="18pt" style:font-size-complex="18pt"/>
    </style:style>
    <style:style style:name="T10" style:family="text">
      <style:text-properties fo:font-size="10pt" fo:font-weight="bold" style:font-size-asian="18pt" style:font-size-complex="18pt"/>
    </style:style>
    <style:style style:name="T11" style:family="text">
      <style:text-properties fo:color="#800000" fo:font-size="14pt" fo:font-weight="bold" style:font-size-asian="18pt" style:font-size-complex="18pt"/>
    </style:style>
    <style:style style:name="T12" style:family="text">
      <style:text-properties fo:font-size="12pt" fo:font-weight="normal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office:forms form:automatic-focus="false" form:apply-design-mode="false"/>
        <draw:custom-shape draw:style-name="gr1" draw:text-style-name="P2" draw:id="id4" draw:layer="layout" svg:width="7.09cm" svg:height="6.818cm" svg:x="1.546cm" svg:y="12.363cm">
          <text:p text:style-name="P1"><text:span text:style-name="T1">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54cm" svg:height="1.61cm" svg:x="3.327cm" svg:y="14.617cm">
          <text:p text:style-name="P1"><text:span text:style-name="T2">IT Mill Toolkit</text:span></text:p>
          <text:p text:style-name="P1"><text:span text:style-name="T2">The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054cm" svg:height="1.61cm" svg:x="3.273cm" svg:y="17.372cm">
          <text:p text:style-name="P1"><text:span text:style-name="T2">User Themes</text:span></text:p>
          <text:p text:style-name="P1"><text:span text:style-name="T3">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id="id5" draw:layer="layout" svg:width="4.091cm" svg:height="5.237cm" svg:x="3.009cm" svg:y="6.181cm">
          <text:p text:style-name="P4">Eclipse</text:p>
          <text:p text:style-name="P4"><text:span text:style-name="T3">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297cm" svg:height="0.831cm" svg:x="9.145cm" svg:y="9.213cm">
          <draw:text-box>
            <text:p text:style-name="P4">Control</text:p>
          </draw:text-box>
        </draw:frame>
        <draw:custom-shape draw:style-name="gr6" draw:text-style-name="P2" draw:layer="layout" svg:width="7.091cm" svg:height="7.181cm" svg:x="1.545cm" svg:y="4.909cm">
          <text:p text:style-name="P1"><text:span text:style-name="T1">Developer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id="id7" draw:layer="layout" svg:width="7.455cm" svg:height="11.137cm" svg:x="11.836cm" svg:y="8.272cm">
          <text:p text:style-name="P1"><text:span text:style-name="T1">Application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layer="layout" svg:x1="8.309cm" svg:y1="10.231cm" svg:x2="12.316cm" svg:y2="10.228cm" draw:start-shape="id1" draw:end-shape="id2">
          <text:p text:style-name="P4"/>
        </draw:connector>
        <draw:custom-shape draw:style-name="standard" draw:text-style-name="P2" draw:layer="layout" svg:width="17.853cm" svg:height="1.5cm" svg:x="1.51cm" svg:y="19.509cm">
          <text:p text:style-name="P1"><text:span text:style-name="T4">Java SD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id="id1" draw:layer="layout" svg:width="3.746cm" svg:height="1.755cm" svg:x="4.563cm" svg:y="9.354cm">
          <text:p text:style-name="P1"><text:span text:style-name="T5">SYSDEO Eclipse</text:span></text:p>
          <text:p text:style-name="P1"><text:span text:style-name="T5">Tomcat Plugin</text:span></text:p>
          <text:p text:style-name="P4"><text:span text:style-name="T3">(optiona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id="id3" draw:layer="layout" svg:width="6.637cm" svg:height="6.943cm" svg:x="12.272cm" svg:y="12.309cm">
          <text:p text:style-name="P1"><text:span text:style-name="T4">Web Application (W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layer="layout" svg:x1="15.612cm" svg:y1="11.319cm" svg:x2="15.59cm" svg:y2="12.309cm" draw:start-shape="id2" draw:start-glue-point="2" draw:end-shape="id3" draw:end-glue-point="0">
          <text:p text:style-name="P4"/>
        </draw:connector>
        <draw:frame draw:style-name="gr10" draw:text-style-name="P4" draw:layer="layout" svg:width="2.771cm" svg:height="0.831cm" svg:x="15.483cm" svg:y="11.341cm">
          <draw:text-box>
            <text:p text:style-name="P4">Requests</text:p>
          </draw:text-box>
        </draw:frame>
        <draw:custom-shape draw:style-name="gr3" draw:text-style-name="P3" draw:layer="layout" svg:width="4.054cm" svg:height="1.61cm" svg:x="2.418cm" svg:y="16cm">
          <text:p text:style-name="P1"><text:span text:style-name="T2">User</text:span></text:p>
          <text:p text:style-name="P1"><text:span text:style-name="T2">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54cm" svg:height="1.61cm" svg:x="2.563cm" svg:y="13.163cm">
          <text:p text:style-name="P1"><text:span text:style-name="T2">IT Mill Toolkit</text:span></text:p>
          <text:p text:style-name="P1"><text:span text:style-name="T2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54cm" svg:height="1.61cm" svg:x="13.628cm" svg:y="14.618cm">
          <text:p text:style-name="P1"><text:span text:style-name="T2">IT Mill Toolkit</text:span></text:p>
          <text:p text:style-name="P1"><text:span text:style-name="T2">The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054cm" svg:height="1.61cm" svg:x="13.574cm" svg:y="17.373cm">
          <text:p text:style-name="P1"><text:span text:style-name="T2">User Themes</text:span></text:p>
          <text:p text:style-name="P1"><text:span text:style-name="T3">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054cm" svg:height="1.61cm" svg:x="12.719cm" svg:y="16.001cm">
          <text:p text:style-name="P1"><text:span text:style-name="T2">User</text:span></text:p>
          <text:p text:style-name="P1"><text:span text:style-name="T2">Execu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054cm" svg:height="1.61cm" svg:x="12.864cm" svg:y="13.164cm">
          <text:p text:style-name="P1"><text:span text:style-name="T2">IT Mill Toolkit</text:span></text:p>
          <text:p text:style-name="P1"><text:span text:style-name="T2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layer="layout" svg:x1="8.636cm" svg:y1="15.772cm" svg:x2="12.272cm" svg:y2="15.78cm" draw:start-shape="id4" draw:end-shape="id3" draw:end-glue-point="3">
          <text:p text:style-name="P4"/>
        </draw:connector>
        <draw:frame draw:style-name="gr11" draw:text-style-name="P4" draw:layer="layout" svg:width="2.559cm" svg:height="1.991cm" svg:x="8.946cm" svg:y="13.734cm">
          <draw:text-box>
            <text:p text:style-name="P4">Compile</text:p>
            <text:p text:style-name="P4">and</text:p>
            <text:p text:style-name="P4">Package</text:p>
          </draw:text-box>
        </draw:frame>
        <draw:connector draw:style-name="gr7" draw:layer="layout" svg:x1="5.054cm" svg:y1="11.418cm" svg:x2="5.091cm" svg:y2="12.363cm" draw:start-shape="id5" draw:start-glue-point="2" draw:end-shape="id4" draw:end-glue-point="0">
          <text:p text:style-name="P4"/>
        </draw:connector>
        <draw:custom-shape draw:style-name="gr6" draw:text-style-name="P2" draw:layer="layout" svg:width="7.454cm" svg:height="4.09cm" svg:x="11.818cm" svg:y="3.5cm">
          <text:p text:style-name="P1"><text:span text:style-name="T1">Client-side too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standard" draw:text-style-name="P7" draw:id="id6" draw:layer="layout" svg:width="6.546cm" svg:height="2.182cm" svg:x="12.363cm" svg:y="4.5cm">
          <text:p text:style-name="P1"><text:span text:style-name="T2">Mozilla Firefox</text:span></text:p>
          <text:p text:style-name="P1"><text:span text:style-name="T3">(or any other brows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273cm" svg:height="1.119cm" svg:x="16.208cm" svg:y="6.299cm">
          <text:p text:style-name="P1"><text:span text:style-name="T5">FireBug</text:span></text:p>
          <text:p text:style-name="P1"><text:span text:style-name="T5">Plu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layer="layout" svg:x1="15.636cm" svg:y1="6.682cm" svg:x2="15.563cm" svg:y2="8.272cm" draw:start-shape="id6" draw:end-shape="id7" draw:end-glue-point="0">
          <text:p text:style-name="P4"/>
        </draw:connector>
        <draw:custom-shape draw:style-name="standard" draw:text-style-name="P7" draw:id="id2" draw:layer="layout" svg:width="6.593cm" svg:height="2.182cm" svg:x="12.316cm" svg:y="9.137cm">
          <text:p text:style-name="P1"><text:span text:style-name="T2">Apache Tomcat</text:span></text:p>
          <text:p text:style-name="P1"><text:span text:style-name="T3">(or any other Java web container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Oletus">
        <office:forms form:automatic-focus="false" form:apply-design-mode="false"/>
        <draw:frame draw:style-name="gr12" draw:text-style-name="P8" draw:layer="layout" svg:width="11.649cm" svg:height="11.425cm" svg:x="1.494cm" svg:y="3.484cm">
          <draw:image xlink:href="Pictures/2000061E000045DE00004486A6B4123A.svm" xlink:type="simple" xlink:show="embed" xlink:actuate="onLoad">
            <text:p text:style-name="P4"/>
          </draw:image>
        </draw:frame>
      </draw:page>
      <draw:page draw:name="page3" draw:style-name="dp1" draw:master-page-name="Oletus">
        <office:forms form:automatic-focus="false" form:apply-design-mode="false"/>
        <draw:custom-shape draw:style-name="standard" draw:layer="layout" svg:width="12cm" svg:height="1.309cm" svg:x="4.942cm" svg:y="23.29cm">
          <text:p text:style-name="P1"><text:span text:style-name="T2">Java Web Server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11.818cm" svg:height="1.637cm" svg:x="4.942cm" svg:y="14.181cm">
          <text:p text:style-name="P1"><text:span text:style-name="T2">Web browser</text:span></text:p>
          <draw:enhanced-geometry svg:viewBox="0 0 21600 21600" draw:type="rectangle" draw:enhanced-path="M 0 0 L 21600 0 21600 21600 0 21600 0 0 Z N"/>
        </draw:custom-shape>
        <draw:line draw:style-name="gr7" draw:layer="layout" svg:x1="6.124cm" svg:y1="15.818cm" svg:x2="6.124cm" svg:y2="23.29cm">
          <text:p text:style-name="P4"/>
        </draw:line>
        <draw:frame draw:style-name="gr13" draw:layer="layout" svg:width="3.741cm" svg:height="0.831cm" svg:x="2.388cm" svg:y="18.158cm">
          <draw:text-box>
            <text:p text:style-name="P4">Page request</text:p>
          </draw:text-box>
        </draw:frame>
        <draw:line draw:style-name="gr14" draw:layer="layout" svg:x1="13.76cm" svg:y1="20.945cm" svg:x2="13.76cm" svg:y2="23.29cm">
          <text:p text:style-name="P4"/>
        </draw:line>
        <draw:frame draw:style-name="gr13" draw:layer="layout" svg:width="5.65cm" svg:height="0.831cm" svg:x="13.804cm" svg:y="21.99cm">
          <draw:text-box>
            <text:p text:style-name="P4">AJAX communication</text:p>
          </draw:text-box>
        </draw:frame>
        <draw:frame draw:style-name="gr13" draw:layer="layout" svg:width="0.972cm" svg:height="0.831cm" svg:x="3.769cm" svg:y="17.427cm">
          <draw:text-box>
            <text:p text:style-name="P4">1.</text:p>
          </draw:text-box>
        </draw:frame>
        <draw:frame draw:style-name="gr13" draw:layer="layout" svg:width="0.972cm" svg:height="0.831cm" svg:x="9.07cm" svg:y="22.05cm">
          <draw:text-box>
            <text:p text:style-name="P4">2.</text:p>
          </draw:text-box>
        </draw:frame>
        <draw:custom-shape draw:style-name="gr15" draw:text-style-name="P1" draw:layer="layout" svg:width="4.091cm" svg:height="3.818cm" svg:x="8.124cm" svg:y="17.781cm">
          <text:p text:style-name="P1">Web pag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" draw:layer="layout" svg:width="4.636cm" svg:height="2cm" svg:x="11.396cm" svg:y="18.945cm">
          <text:p text:style-name="P1">IT Mill Toolkit</text:p>
          <text:p text:style-name="P1">AJAX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layer="layout" svg:x1="10.124cm" svg:y1="23.29cm" svg:x2="10.124cm" svg:y2="21.599cm">
          <text:p text:style-name="P4"/>
        </draw:line>
        <draw:line draw:style-name="gr7" draw:layer="layout" svg:x1="10.087cm" svg:y1="17.727cm" svg:x2="10.087cm" svg:y2="15.818cm">
          <text:p text:style-name="P4"/>
        </draw:line>
        <draw:frame draw:style-name="gr13" draw:layer="layout" svg:width="0.972cm" svg:height="0.831cm" svg:x="13.869cm" svg:y="21.323cm">
          <draw:text-box>
            <text:p text:style-name="P4">3.</text:p>
          </draw:text-box>
        </draw:frame>
        <draw:line draw:style-name="gr14" draw:layer="layout" svg:x1="13.76cm" svg:y1="16.572cm" svg:x2="13.76cm" svg:y2="18.845cm">
          <text:p text:style-name="P4"/>
        </draw:line>
        <draw:custom-shape draw:style-name="gr2" draw:text-style-name="P9" draw:layer="layout" svg:width="12cm" svg:height="1.245cm" svg:x="4.942cm" svg:y="24.991cm">
          <text:p text:style-name="P1"><text:span text:style-name="T2">IT Mill Toolkit Framework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2cm" svg:height="1.271cm" svg:x="4.942cm" svg:y="26.692cm">
          <text:p text:style-name="P1"><text:span text:style-name="T2">Application logic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636cm" svg:height="1.127cm" svg:x="11.396cm" svg:y="15.445cm">
          <text:p text:style-name="P1">Java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standard" draw:layer="layout" svg:width="12cm" svg:height="1.309cm" svg:x="4.936cm" svg:y="4.972cm">
          <text:p text:style-name="P1"><text:span text:style-name="T2">Java Web Server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11.818cm" svg:height="1.637cm" svg:x="4.936cm" svg:y="1.953cm">
          <text:p text:style-name="P1"><text:span text:style-name="T2">Web 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2cm" svg:height="1.245cm" svg:x="4.936cm" svg:y="6.623cm">
          <text:p text:style-name="P1"><text:span text:style-name="T2">IT Mill Toolkit Framework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2cm" svg:height="1.271cm" svg:x="4.936cm" svg:y="8.274cm">
          <text:p text:style-name="P1"><text:span text:style-name="T2">User application</text:span></text:p>
          <draw:enhanced-geometry svg:viewBox="0 0 21600 21600" draw:type="rectangle" draw:enhanced-path="M 0 0 L 21600 0 21600 21600 0 21600 0 0 Z N"/>
        </draw:custom-shape>
        <draw:line draw:style-name="gr18" draw:layer="layout" svg:x1="10.636cm" svg:y1="3.636cm" svg:x2="10.636cm" svg:y2="4.972cm">
          <text:p text:style-name="P4"/>
        </draw:line>
      </draw:page>
      <draw:page draw:name="page4" draw:style-name="dp1" draw:master-page-name="Oletus">
        <office:forms form:automatic-focus="false" form:apply-design-mode="false"/>
        <draw:custom-shape draw:style-name="standard" draw:layer="layout" svg:width="12cm" svg:height="1.636cm" svg:x="5.454cm" svg:y="1.818cm">
          <text:p text:style-name="P1"><text:span text:style-name="T2">Java Web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2cm" svg:height="1.636cm" svg:x="5.454cm" svg:y="6.727cm">
          <text:p text:style-name="P1"><text:span text:style-name="T2">IT Mill Toolkit Framework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2cm" svg:height="1.271cm" svg:x="5.454cm" svg:y="11.229cm">
          <text:p text:style-name="P1"><text:span text:style-name="T2">User 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9" draw:layer="layout" svg:width="5cm" svg:height="1.127cm" svg:x="8.909cm" svg:y="3.109cm">
          <text:p text:style-name="P1">HttpServ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id="id8" draw:layer="layout" svg:width="5cm" svg:height="0.865cm" svg:x="8.909cm" svg:y="6.272cm">
          <text:p text:style-name="P1">ApplicationServ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layer="layout" draw:type="line" svg:x1="11.409cm" svg:y1="6.272cm" svg:x2="11.409cm" svg:y2="4.236cm" draw:start-shape="id8" draw:start-glue-point="0" draw:end-shape="id9" draw:end-glue-point="2">
          <text:p text:style-name="P4"/>
        </draw:connector>
        <draw:custom-shape draw:style-name="gr16" draw:text-style-name="P1" draw:id="id11" draw:layer="layout" svg:width="5cm" svg:height="0.898cm" svg:x="8.913cm" svg:y="8.011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0" draw:layer="layout" svg:width="5cm" svg:height="1.127cm" svg:x="8.913cm" svg:y="10.354cm">
          <text:p text:style-name="P1">Application cla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layer="layout" draw:type="line" svg:x1="11.413cm" svg:y1="10.354cm" svg:x2="11.413cm" svg:y2="8.909cm" draw:start-shape="id10" draw:end-shape="id11">
          <text:p text:style-name="P4"/>
        </draw:connector>
        <draw:custom-shape draw:style-name="standard" draw:layer="layout" svg:width="12cm" svg:height="1.636cm" svg:x="5.272cm" svg:y="16.363cm">
          <text:p text:style-name="P1"><text:span text:style-name="T2">Java Web Serv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2cm" svg:height="4.728cm" svg:x="5.272cm" svg:y="19.09cm">
          <text:p text:style-name="P1"><text:span text:style-name="T2">IT Mill Toolkit Framework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2cm" svg:height="3.091cm" svg:x="5.272cm" svg:y="24.272cm">
          <text:p text:style-name="P1"><text:span text:style-name="T2">User 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15" draw:layer="layout" svg:width="5cm" svg:height="1.127cm" svg:x="10.231cm" svg:y="25.299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id="id14" draw:layer="layout" svg:width="5cm" svg:height="1.127cm" svg:x="9.931cm" svg:y="25.5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id="id13" draw:layer="layout" svg:width="5cm" svg:height="1.127cm" svg:x="9.731cm" svg:y="25.701cm">
          <text:p text:style-name="P1"><text:span text:style-name="T6">Application 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id="id12" draw:layer="layout" svg:width="5cm" svg:height="0.865cm" svg:x="10cm" svg:y="20.862cm">
          <text:p text:style-name="P1"><text:span text:style-name="T6">ApplicationServ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standard" draw:layer="layout" draw:type="line" svg:x1="12.5cm" svg:y1="21.727cm" svg:x2="12.231cm" svg:y2="25.701cm" draw:start-shape="id12" draw:start-glue-point="2" draw:end-shape="id13" draw:end-glue-point="0">
          <text:p text:style-name="P4"/>
        </draw:connector>
        <draw:connector draw:style-name="standard" draw:layer="layout" draw:type="line" svg:x1="12.5cm" svg:y1="21.727cm" svg:x2="12.431cm" svg:y2="25.5cm" draw:start-shape="id12" draw:start-glue-point="2" draw:end-shape="id14" draw:end-glue-point="0">
          <text:p text:style-name="P4"/>
        </draw:connector>
        <draw:connector draw:style-name="standard" draw:layer="layout" draw:type="line" svg:x1="12.5cm" svg:y1="21.727cm" svg:x2="12.731cm" svg:y2="25.299cm" draw:start-shape="id12" draw:end-shape="id15" draw:end-glue-point="0">
          <text:p text:style-name="P4"/>
        </draw:connector>
      </draw:page>
      <draw:page draw:name="page5" draw:style-name="dp1" draw:master-page-name="Oletus">
        <office:forms form:automatic-focus="false" form:apply-design-mode="false"/>
        <draw:custom-shape draw:style-name="standard" draw:layer="layout" svg:width="3.154cm" svg:height="2.318cm" svg:x="8.436cm" svg:y="8.254cm">
          <text:p text:style-name="P1"><text:span text:style-name="T2">UI Component</text:span></text:p>
          <text:p text:style-name="P1"><text:span text:style-name="T2">.java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9cm" svg:height="2.318cm" svg:x="8.454cm" svg:y="5.136cm">
          <text:p text:style-name="P1"><text:span text:style-name="T2">com...Terminal</text:span></text:p>
          <text:p text:style-name="P1"><text:span text:style-name="T2">Adapter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3.154cm" svg:height="2.318cm" svg:x="8.336cm" svg:y="2.154cm">
          <text:p text:style-name="P1"><text:span text:style-name="T2">Browser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3.154cm" svg:height="2.318cm" svg:x="11.363cm" svg:y="11.863cm">
          <text:p text:style-name="P1"><text:span text:style-name="T2">Application</text:span></text:p>
          <text:p text:style-name="P1"><text:span text:style-name="T2">Logic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4.845cm" svg:height="2.318cm" svg:x="4.336cm" svg:y="13.754cm">
          <text:p text:style-name="P1"><text:span text:style-name="T2">Data Source</text:span></text:p>
          <draw:enhanced-geometry svg:viewBox="0 0 21600 21600" draw:type="rectangle" draw:enhanced-path="M 0 0 L 21600 0 21600 21600 0 21600 0 0 Z N"/>
        </draw:custom-shape>
        <draw:custom-shape draw:style-name="standard" draw:layer="layout" svg:width="2.181cm" svg:height="1.273cm" svg:x="15.09cm" svg:y="6.09cm">
          <text:p text:style-name="P1"><text:span text:style-name="T2">Resources</text:span></text:p>
          <draw:enhanced-geometry svg:viewBox="0 0 21600 21600" draw:type="rectangle" draw:enhanced-path="M 0 0 L 21600 0 21600 21600 0 21600 0 0 Z N"/>
        </draw:custom-shape>
        <draw:frame draw:style-name="gr21" draw:layer="layout" svg:width="3.363cm" svg:height="0.727cm" svg:x="7.509cm" svg:y="4.436cm">
          <draw:text-box>
            <text:p text:style-name="P4">UIDL</text:p>
          </draw:text-box>
        </draw:frame>
        <draw:frame draw:style-name="gr21" draw:layer="layout" svg:width="3.363cm" svg:height="0.727cm" svg:x="8.41cm" svg:y="7.237cm">
          <draw:text-box>
            <text:p text:style-name="P4">Terminal</text:p>
          </draw:text-box>
        </draw:frame>
        <draw:frame draw:style-name="gr21" draw:layer="layout" svg:width="5.273cm" svg:height="0.727cm" svg:x="4.09cm" svg:y="11.938cm">
          <draw:text-box>
            <text:p text:style-name="P4">com...Data Model</text:p>
          </draw:text-box>
        </draw:frame>
        <draw:line draw:style-name="standard" draw:layer="layout" svg:x1="8.436cm" svg:y1="10.172cm" svg:x2="6.181cm" svg:y2="14.272cm">
          <text:p text:style-name="P4"/>
        </draw:line>
        <draw:line draw:style-name="standard" draw:layer="layout" svg:x1="11.363cm" svg:y1="9.909cm" svg:x2="12.454cm" svg:y2="12.363cm">
          <text:p text:style-name="P4"/>
        </draw:line>
        <draw:frame draw:style-name="gr21" draw:layer="layout" svg:width="3.999cm" svg:height="0.727cm" svg:x="10.364cm" svg:y="10.909cm">
          <draw:text-box>
            <text:p text:style-name="P4">com...Events</text:p>
          </draw:text-box>
        </draw:frame>
        <draw:line draw:style-name="gr7" draw:layer="layout" svg:x1="14.517cm" svg:y1="12.272cm" svg:x2="15.727cm" svg:y2="7.181cm">
          <text:p text:style-name="P4"/>
        </draw:line>
        <draw:line draw:style-name="gr7" draw:layer="layout" svg:x1="15.454cm" svg:y1="6.09cm" svg:x2="11cm" svg:y2="3.454cm">
          <text:p text:style-name="P4"/>
        </draw:line>
      </draw:page>
      <draw:page draw:name="page6" draw:style-name="dp1" draw:master-page-name="Oletus">
        <office:forms form:automatic-focus="false" form:apply-design-mode="false"/>
        <draw:custom-shape draw:style-name="gr22" draw:text-style-name="P11" draw:layer="layout" svg:width="15.727cm" svg:height="11cm" svg:x="2cm" svg:y="3.727cm">
          <text:p text:style-name="P1"><text:span text:style-name="T7">Custom theme package (JAR)</text:span></text:p>
          <draw:enhanced-geometry svg:viewBox="0 0 21600 21600" draw:type="rectangle" draw:enhanced-path="M 0 0 L 21600 0 21600 21600 0 21600 0 0 Z N"/>
        </draw:custom-shape>
        <draw:path draw:style-name="gr23" draw:layer="layout" svg:width="9.825cm" svg:height="7.586cm" svg:x="7.774cm" svg:y="6.3cm" svg:viewBox="0 0 9826 7587" svg:d="m9194 758c909 931 746 5000 90 6000s-4000 1180-7000 90-3090-5000 0-6090 6001-931 6910 0z">
          <text:p text:style-name="P4"/>
        </draw:path>
        <draw:path draw:style-name="gr23" draw:layer="layout" svg:width="9.825cm" svg:height="7.586cm" svg:x="2.458cm" svg:y="6.242cm" svg:viewBox="0 0 9826 7587" svg:d="m632 758c-909 931-746 5000-90 6000s4000 1180 7000 90 3090-5000 0-6090-6001-931-6910 0z">
          <text:p text:style-name="P4"/>
        </draw:path>
        <draw:custom-shape draw:style-name="gr24" draw:text-style-name="P1" draw:layer="layout" svg:width="2.728cm" svg:height="1.818cm" svg:x="3.809cm" svg:y="9.182cm">
          <text:p text:style-name="P1">C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2.728cm" svg:height="1.818cm" svg:x="8.817cm" svg:y="9.182cm">
          <text:p text:style-name="P1">Images</text:p>
          <text:p text:style-name="P1">(JPG,...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728cm" svg:height="1.818cm" svg:x="13.545cm" svg:y="6.909cm">
          <text:p text:style-name="P1">XSL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728cm" svg:height="1.818cm" svg:x="3.799cm" svg:y="6.909cm">
          <text:p text:style-name="P1">HTML</text:p>
          <text:p text:style-name="P1">Layout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2.818cm" svg:height="1.637cm" svg:x="3.78cm" svg:y="4.799cm">
          <draw:text-box>
            <text:p text:style-name="P4"><text:span text:style-name="T8">AJAX Mode</text:span></text:p>
          </draw:text-box>
        </draw:frame>
        <draw:frame draw:style-name="gr21" draw:text-style-name="P12" draw:layer="layout" svg:width="2.818cm" svg:height="1.637cm" svg:x="13.527cm" svg:y="4.817cm">
          <draw:text-box>
            <text:p text:style-name="P4"><text:span text:style-name="T8">HTML</text:span></text:p>
            <text:p text:style-name="P4"><text:span text:style-name="T8">Mode</text:span></text:p>
          </draw:text-box>
        </draw:frame>
        <draw:custom-shape draw:style-name="gr25" draw:text-style-name="P11" draw:layer="layout" svg:width="15.727cm" svg:height="0.845cm" svg:x="2cm" svg:y="1.627cm">
          <text:p text:style-name="P1"><text:span text:style-name="T7">base-theme.jar</text:span></text:p>
          <draw:enhanced-geometry svg:viewBox="0 0 21600 21600" draw:type="rectangle" draw:enhanced-path="M 0 0 L 21600 0 21600 21600 0 21600 0 0 Z N"/>
        </draw:custom-shape>
        <draw:line draw:style-name="gr26" draw:layer="layout" svg:x1="9.79cm" svg:y1="3.727cm" svg:x2="9.79cm" svg:y2="2.472cm">
          <text:p text:style-name="P4"/>
        </draw:line>
        <draw:custom-shape draw:style-name="gr24" draw:text-style-name="P1" draw:layer="layout" svg:width="2.728cm" svg:height="1.818cm" svg:x="13.544cm" svg:y="9.182cm">
          <text:p text:style-name="P1">C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728cm" svg:height="1.818cm" svg:x="3.817cm" svg:y="11.527cm">
          <text:p text:style-name="P1">JavaScri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728cm" svg:height="1.818cm" svg:x="13.554cm" svg:y="11.545cm">
          <text:p text:style-name="P1">JavaScrip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2.364cm" svg:height="10.302cm" svg:x="4.272cm" svg:y="17.727cm">
          <draw:image xlink:href="Pictures/2000014400003D900000334EE04863C5.svm" xlink:type="simple" xlink:show="embed" xlink:actuate="onLoad">
            <text:p text:style-name="P4"/>
          </draw:image>
        </draw:frame>
      </draw:page>
      <draw:page draw:name="page7" draw:style-name="dp1" draw:master-page-name="Oletus">
        <office:forms form:automatic-focus="false" form:apply-design-mode="false"/>
        <draw:custom-shape draw:style-name="gr27" draw:text-style-name="P13" draw:layer="layout" svg:width="14.455cm" svg:height="18.636cm" svg:x="1.363cm" svg:y="2cm">
          <text:p text:style-name="P1"><text:span text:style-name="T9">itmill-toolkit-4.0.3/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id="id21" draw:layer="layout" svg:width="12.846cm" svg:height="5.827cm" svg:x="2.335cm" svg:y="7.381cm">
          <text:p text:style-name="P1"><text:span text:style-name="T3">doc/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id="id16" draw:layer="layout" svg:width="0.4cm" svg:height="0.455cm" svg:x="2.327cm" svg:y="2.881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16" draw:layer="layout" svg:width="2.085cm" svg:height="0.412cm" svg:x="3.214cm" svg:y="2.921cm">
          <draw:text-box>
            <text:p text:style-name="P4"><text:span text:style-name="T10">index.html</text:span></text:p>
          </draw:text-box>
        </draw:frame>
        <draw:frame draw:style-name="gr30" draw:text-style-name="P17" draw:layer="layout" svg:width="3.241cm" svg:height="0.412cm" svg:x="3.214cm" svg:y="3.522cm">
          <draw:text-box>
            <text:p text:style-name="P4"><text:span text:style-name="T9">ReleaseNotes.html</text:span></text:p>
          </draw:text-box>
        </draw:frame>
        <draw:frame draw:style-name="gr30" draw:text-style-name="P17" draw:layer="layout" svg:width="4.328cm" svg:height="0.412cm" svg:x="3.214cm" svg:y="4.123cm">
          <draw:text-box>
            <text:p text:style-name="P4"><text:span text:style-name="T9">licensing-guidelines.html</text:span></text:p>
          </draw:text-box>
        </draw:frame>
        <draw:frame draw:style-name="gr30" draw:text-style-name="P17" draw:layer="layout" svg:width="1.882cm" svg:height="0.412cm" svg:x="3.214cm" svg:y="4.724cm">
          <draw:text-box>
            <text:p text:style-name="P4"><text:span text:style-name="T9">license.pdf</text:span></text:p>
          </draw:text-box>
        </draw:frame>
        <draw:frame draw:style-name="gr30" draw:text-style-name="P18" draw:layer="layout" svg:width="2.915cm" svg:height="0.581cm" svg:x="11.364cm" svg:y="2.855cm">
          <draw:text-box>
            <text:p text:style-name="P4"><text:span text:style-name="T11">Start Here</text:span></text:p>
          </draw:text-box>
        </draw:frame>
        <draw:line draw:style-name="gr31" draw:text-style-name="P19" draw:layer="layout" svg:x1="11.264cm" svg:y1="3.163cm" svg:x2="6.563cm" svg:y2="3.163cm">
          <text:p text:style-name="P4"/>
        </draw:line>
        <draw:frame draw:style-name="gr30" draw:text-style-name="P17" draw:layer="layout" svg:width="2.576cm" svg:height="0.412cm" svg:x="3.2cm" svg:y="5.341cm">
          <draw:text-box>
            <text:p text:style-name="P4"><text:span text:style-name="T9">start-demo.bat</text:span></text:p>
          </draw:text-box>
        </draw:frame>
        <draw:frame draw:style-name="gr30" draw:text-style-name="P17" draw:layer="layout" svg:width="2.407cm" svg:height="0.412cm" svg:x="3.201cm" svg:y="5.942cm">
          <draw:text-box>
            <text:p text:style-name="P4"><text:span text:style-name="T9">start-demo.sh</text:span></text:p>
          </draw:text-box>
        </draw:frame>
        <draw:frame draw:style-name="gr30" draw:text-style-name="P17" draw:layer="layout" svg:width="4.439cm" svg:height="0.412cm" svg:x="8.431cm" svg:y="5.342cm">
          <draw:text-box>
            <text:p text:style-name="P4"><text:span text:style-name="T9">– </text:span><text:span text:style-name="T9">Start script for Windows</text:span></text:p>
          </draw:text-box>
        </draw:frame>
        <draw:frame draw:style-name="gr30" draw:text-style-name="P17" draw:layer="layout" svg:width="4.794cm" svg:height="0.412cm" svg:x="8.431cm" svg:y="5.943cm">
          <draw:text-box>
            <text:p text:style-name="P4"><text:span text:style-name="T9">– </text:span><text:span text:style-name="T9">Start script for Linux/UNIX</text:span></text:p>
          </draw:text-box>
        </draw:frame>
        <draw:custom-shape draw:style-name="gr32" draw:text-style-name="P14" draw:id="id25" draw:layer="layout" svg:width="11.182cm" svg:height="1.382cm" svg:x="3.244cm" svg:y="8.099cm">
          <text:p text:style-name="P1"><text:span text:style-name="T3">api/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4.096cm" svg:height="0.412cm" svg:x="6.016cm" svg:y="2.126cm">
          <draw:text-box>
            <text:p text:style-name="P4"><text:span text:style-name="T10">Installation directory</text:span></text:p>
          </draw:text-box>
        </draw:frame>
        <draw:frame draw:style-name="gr30" draw:text-style-name="P16" draw:layer="layout" svg:width="4.951cm" svg:height="0.412cm" svg:x="6.042cm" svg:y="8.171cm">
          <draw:text-box>
            <text:p text:style-name="P4"><text:span text:style-name="T10">API Reference as JavaDoc</text:span></text:p>
          </draw:text-box>
        </draw:frame>
        <draw:frame draw:style-name="gr30" draw:text-style-name="P17" draw:layer="layout" svg:width="1.848cm" svg:height="0.412cm" svg:x="5.041cm" svg:y="8.869cm">
          <draw:text-box>
            <text:p text:style-name="P4"><text:span text:style-name="T9">index.html</text:span></text:p>
          </draw:text-box>
        </draw:frame>
        <draw:frame draw:style-name="gr30" draw:text-style-name="P16" draw:layer="layout" svg:width="2.978cm" svg:height="0.412cm" svg:x="6.042cm" svg:y="7.472cm">
          <draw:text-box>
            <text:p text:style-name="P4"><text:span text:style-name="T10">Documentation</text:span></text:p>
          </draw:text-box>
        </draw:frame>
        <draw:custom-shape draw:style-name="gr32" draw:text-style-name="P14" draw:id="id27" draw:layer="layout" svg:width="11.182cm" svg:height="1.426cm" svg:x="3.244cm" svg:y="9.6cm">
          <text:p text:style-name="P1"><text:span text:style-name="T3">manual/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6" draw:layer="layout" svg:width="3.829cm" svg:height="0.412cm" svg:x="6.042cm" svg:y="9.672cm">
          <draw:text-box>
            <text:p text:style-name="P4"><text:span text:style-name="T10">Developer's Manual</text:span></text:p>
          </draw:text-box>
        </draw:frame>
        <draw:frame draw:style-name="gr30" draw:text-style-name="P17" draw:layer="layout" svg:width="1.848cm" svg:height="0.412cm" svg:x="5.041cm" svg:y="10.37cm">
          <draw:text-box>
            <text:p text:style-name="P4"><text:span text:style-name="T9">index.html</text:span></text:p>
          </draw:text-box>
        </draw:frame>
        <draw:custom-shape draw:style-name="gr32" draw:text-style-name="P14" draw:id="id28" draw:layer="layout" svg:width="11.182cm" svg:height="1.925cm" svg:x="3.244cm" svg:y="11.101cm">
          <text:p text:style-name="P1"><text:span text:style-name="T3">dtd/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layout" svg:width="6.178cm" svg:height="0.412cm" svg:x="6.042cm" svg:y="11.173cm">
          <draw:text-box>
            <text:p text:style-name="P4"><text:span text:style-name="T10">XML Document Type Definitions</text:span></text:p>
          </draw:text-box>
        </draw:frame>
        <draw:frame draw:style-name="gr30" draw:text-style-name="P17" draw:layer="layout" svg:width="1.501cm" svg:height="0.412cm" svg:x="5.041cm" svg:y="11.871cm">
          <draw:text-box>
            <text:p text:style-name="P4"><text:span text:style-name="T9">UIDL.dtd</text:span></text:p>
          </draw:text-box>
        </draw:frame>
        <draw:frame draw:style-name="gr30" draw:text-style-name="P17" draw:layer="layout" svg:width="5.967cm" svg:height="0.412cm" svg:x="5.041cm" svg:y="12.472cm">
          <draw:text-box>
            <text:p text:style-name="P4"><text:span text:style-name="T9">WebAdapterThemeDescription.dtd</text:span></text:p>
          </draw:text-box>
        </draw:frame>
        <draw:custom-shape draw:style-name="gr29" draw:text-style-name="P15" draw:id="id18" draw:layer="layout" svg:width="0.4cm" svg:height="0.455cm" svg:x="2.327cm" svg:y="3.482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19" draw:layer="layout" svg:width="0.4cm" svg:height="0.455cm" svg:x="2.327cm" svg:y="4.083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20" draw:layer="layout" svg:width="0.4cm" svg:height="0.455cm" svg:x="2.327cm" svg:y="4.684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44" draw:layer="layout" svg:width="0.4cm" svg:height="0.455cm" svg:x="4.144cm" svg:y="8.862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42" draw:layer="measurelines" svg:width="0.4cm" svg:height="0.455cm" svg:x="4.144cm" svg:y="10.363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39" draw:layer="measurelines" svg:width="0.4cm" svg:height="0.455cm" svg:x="4.144cm" svg:y="11.864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id="id41" draw:layer="measurelines" svg:width="0.4cm" svg:height="0.455cm" svg:x="4.144cm" svg:y="12.465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14" draw:id="id22" draw:layer="measurelines" svg:width="12.846cm" svg:height="7.163cm" svg:x="2.335cm" svg:y="13.382cm">
          <text:p text:style-name="P1"><text:span text:style-name="T3">lib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id="id24" draw:layer="measurelines" svg:width="0.463cm" svg:height="0.463cm" svg:x="2.272cm" svg:y="5.91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3" draw:text-style-name="P8" draw:id="id23" draw:layer="measurelines" svg:width="0.463cm" svg:height="0.463cm" svg:x="2.272cm" svg:y="5.319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0" draw:text-style-name="P17" draw:layer="measurelines" svg:width="3.634cm" svg:height="0.412cm" svg:x="4.231cm" svg:y="14.143cm">
          <draw:text-box>
            <text:p text:style-name="P4"><text:span text:style-name="T9">itmill-toolkit-4.0.3.jar</text:span></text:p>
          </draw:text-box>
        </draw:frame>
        <draw:frame draw:style-name="gr30" draw:text-style-name="P17" draw:layer="measurelines" svg:width="3.829cm" svg:height="0.412cm" svg:x="9.631cm" svg:y="14.144cm">
          <draw:text-box>
            <text:p text:style-name="P4"><text:span text:style-name="T9">– </text:span><text:span text:style-name="T9">IT Mill Toolkit Library</text:span></text:p>
          </draw:text-box>
        </draw:frame>
        <draw:custom-shape draw:style-name="gr34" draw:text-style-name="P8" draw:id="id29" draw:layer="measurelines" svg:width="0.455cm" svg:height="0.455cm" svg:x="3.317cm" svg:y="14.062cm">
          <text:p text:style-name="P4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0" draw:text-style-name="P17" draw:layer="measurelines" svg:width="5.048cm" svg:height="0.412cm" svg:x="4.231cm" svg:y="14.743cm">
          <draw:text-box>
            <text:p text:style-name="P4"><text:span text:style-name="T9">itmill-toolkit-themes-4.0.3.jar</text:span></text:p>
          </draw:text-box>
        </draw:frame>
        <draw:frame draw:style-name="gr30" draw:text-style-name="P17" draw:layer="measurelines" svg:width="3.994cm" svg:height="0.412cm" svg:x="9.631cm" svg:y="14.744cm">
          <draw:text-box>
            <text:p text:style-name="P4"><text:span text:style-name="T9">– </text:span><text:span text:style-name="T9">IT Mill Toolkit Themes</text:span></text:p>
          </draw:text-box>
        </draw:frame>
        <draw:custom-shape draw:style-name="gr34" draw:text-style-name="P8" draw:id="id31" draw:layer="measurelines" svg:width="0.455cm" svg:height="0.455cm" svg:x="3.317cm" svg:y="14.662cm">
          <text:p text:style-name="P4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0" draw:text-style-name="P17" draw:layer="measurelines" svg:width="4.257cm" svg:height="0.412cm" svg:x="4.231cm" svg:y="15.343cm">
          <draw:text-box>
            <text:p text:style-name="P4"><text:span text:style-name="T9">itmill-toolkit-src-4.0.3.jar</text:span></text:p>
          </draw:text-box>
        </draw:frame>
        <draw:frame draw:style-name="gr30" draw:text-style-name="P17" draw:layer="measurelines" svg:width="2.419cm" svg:height="0.412cm" svg:x="9.631cm" svg:y="15.344cm">
          <draw:text-box>
            <text:p text:style-name="P4"><text:span text:style-name="T9">– </text:span><text:span text:style-name="T9">Source code</text:span></text:p>
          </draw:text-box>
        </draw:frame>
        <draw:custom-shape draw:style-name="gr34" draw:text-style-name="P8" draw:id="id32" draw:layer="measurelines" svg:width="0.455cm" svg:height="0.455cm" svg:x="3.317cm" svg:y="15.262cm">
          <text:p text:style-name="P4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0" draw:text-style-name="P17" draw:layer="measurelines" svg:width="4.146cm" svg:height="0.412cm" svg:x="4.232cm" svg:y="15.943cm">
          <draw:text-box>
            <text:p text:style-name="P4"><text:span text:style-name="T9">itmill-toolkit-license.xml</text:span></text:p>
          </draw:text-box>
        </draw:frame>
        <draw:frame draw:style-name="gr30" draw:text-style-name="P17" draw:layer="measurelines" svg:width="3.926cm" svg:height="0.412cm" svg:x="9.632cm" svg:y="15.944cm">
          <draw:text-box>
            <text:p text:style-name="P4"><text:span text:style-name="T9">– </text:span><text:span text:style-name="T9">IT Mill Toolkit License</text:span></text:p>
          </draw:text-box>
        </draw:frame>
        <draw:custom-shape draw:style-name="gr29" draw:text-style-name="P15" draw:id="id33" draw:layer="measurelines" svg:width="0.4cm" svg:height="0.455cm" svg:x="3.29cm" svg:y="15.966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14" draw:id="id46" draw:layer="measurelines" svg:width="11.182cm" svg:height="3.152cm" svg:x="3.272cm" svg:y="17.302cm">
          <text:p text:style-name="P1"><text:span text:style-name="T3">themes/</text:span></text:p>
          <draw:enhanced-geometry svg:viewBox="0 0 21600 21600" draw:type="rectangle" draw:enhanced-path="M 0 0 L 21600 0 21600 21600 0 21600 0 0 Z N"/>
        </draw:custom-shape>
        <draw:frame draw:style-name="gr30" draw:text-style-name="P16" draw:layer="measurelines" svg:width="4.388cm" svg:height="0.412cm" svg:x="5.978cm" svg:y="17.374cm">
          <draw:text-box>
            <text:p text:style-name="P4"><text:span text:style-name="T10">User Interface Themes</text:span></text:p>
          </draw:text-box>
        </draw:frame>
        <draw:frame draw:style-name="gr30" draw:text-style-name="P17" draw:id="id34" draw:layer="measurelines" svg:width="0.938cm" svg:height="0.412cm" svg:x="4.277cm" svg:y="18.072cm">
          <draw:text-box>
            <text:p text:style-name="P4"><text:span text:style-name="T9">base/</text:span></text:p>
          </draw:text-box>
        </draw:frame>
        <draw:frame draw:style-name="gr30" draw:text-style-name="P17" draw:id="id36" draw:layer="measurelines" svg:width="1.788cm" svg:height="0.412cm" svg:x="4.277cm" svg:y="18.673cm">
          <draw:text-box>
            <text:p text:style-name="P4"><text:span text:style-name="T9">corporate/</text:span></text:p>
          </draw:text-box>
        </draw:frame>
        <draw:frame draw:style-name="gr30" draw:text-style-name="P16" draw:layer="measurelines" svg:width="3.325cm" svg:height="0.412cm" svg:x="5.979cm" svg:y="13.474cm">
          <draw:text-box>
            <text:p text:style-name="P4"><text:span text:style-name="T10">Library packages</text:span></text:p>
          </draw:text-box>
        </draw:frame>
        <draw:frame draw:style-name="gr30" draw:text-style-name="P17" draw:id="id37" draw:layer="measurelines" svg:width="1.094cm" svg:height="0.412cm" svg:x="4.277cm" svg:y="19.272cm">
          <draw:text-box>
            <text:p text:style-name="P4"><text:span text:style-name="T9">demo/</text:span></text:p>
          </draw:text-box>
        </draw:frame>
        <draw:frame draw:style-name="gr30" draw:text-style-name="P17" draw:id="id38" draw:layer="measurelines" svg:width="1.602cm" svg:height="0.412cm" svg:x="4.277cm" svg:y="19.873cm">
          <draw:text-box>
            <text:p text:style-name="P4"><text:span text:style-name="T9">example/</text:span></text:p>
          </draw:text-box>
        </draw:frame>
        <draw:frame draw:style-name="gr30" draw:text-style-name="P17" draw:layer="measurelines" svg:width="2.352cm" svg:height="0.412cm" svg:x="8.831cm" svg:y="18.044cm">
          <draw:text-box>
            <text:p text:style-name="P4"><text:span text:style-name="T9">– </text:span><text:span text:style-name="T9">Base theme</text:span></text:p>
          </draw:text-box>
        </draw:frame>
        <draw:frame draw:style-name="gr30" draw:text-style-name="P17" draw:layer="measurelines" svg:width="3.236cm" svg:height="0.412cm" svg:x="8.831cm" svg:y="18.644cm">
          <draw:text-box>
            <text:p text:style-name="P4"><text:span text:style-name="T9">– </text:span><text:span text:style-name="T9">Corporate theme</text:span></text:p>
          </draw:text-box>
        </draw:frame>
        <draw:frame draw:style-name="gr30" draw:text-style-name="P17" draw:layer="measurelines" svg:width="5.222cm" svg:height="0.412cm" svg:x="8.831cm" svg:y="19.244cm">
          <draw:text-box>
            <text:p text:style-name="P4"><text:span text:style-name="T9">– </text:span><text:span text:style-name="T9">Theme for Demo application</text:span></text:p>
          </draw:text-box>
        </draw:frame>
        <draw:frame draw:style-name="gr30" draw:text-style-name="P17" draw:layer="measurelines" svg:width="3.076cm" svg:height="0.412cm" svg:x="8.832cm" svg:y="19.844cm">
          <draw:text-box>
            <text:p text:style-name="P4"><text:span text:style-name="T9">– </text:span><text:span text:style-name="T9">Theme example</text:span></text:p>
          </draw:text-box>
        </draw:frame>
        <draw:connector draw:style-name="standard" draw:layer="measurelines" svg:x1="2.327cm" svg:y1="3.108cm" svg:x2="1.772cm" svg:y2="2.545cm" draw:start-shape="id16" draw:start-glue-point="5" draw:end-shape="id17" draw:end-glue-point="2">
          <text:p text:style-name="P4"/>
        </draw:connector>
        <draw:custom-shape draw:style-name="Näkymätön" draw:id="id17" draw:layer="measurelines" svg:width="0.818cm" svg:height="0.546cm" svg:x="1.363cm" svg:y="1.999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2.327cm" svg:y1="3.709cm" svg:x2="1.772cm" svg:y2="2.545cm" draw:start-shape="id18" draw:start-glue-point="5" draw:end-shape="id17" draw:end-glue-point="2">
          <text:p text:style-name="P4"/>
        </draw:connector>
        <draw:connector draw:style-name="standard" draw:layer="measurelines" svg:x1="2.327cm" svg:y1="4.31cm" svg:x2="1.772cm" svg:y2="2.545cm" draw:start-shape="id19" draw:start-glue-point="5" draw:end-shape="id17" draw:end-glue-point="2">
          <text:p text:style-name="P4"/>
        </draw:connector>
        <draw:connector draw:style-name="standard" draw:layer="measurelines" svg:x1="2.327cm" svg:y1="4.911cm" svg:x2="1.772cm" svg:y2="2.545cm" draw:start-shape="id20" draw:start-glue-point="5" draw:end-shape="id17" draw:end-glue-point="2">
          <text:p text:style-name="P4"/>
        </draw:connector>
        <draw:connector draw:style-name="standard" draw:layer="measurelines" svg:x1="2.335cm" svg:y1="10.294cm" svg:x2="1.772cm" svg:y2="2.545cm" draw:start-shape="id21" draw:start-glue-point="3" draw:end-shape="id17" draw:end-glue-point="2">
          <text:p text:style-name="P4"/>
        </draw:connector>
        <draw:connector draw:style-name="standard" draw:layer="measurelines" svg:x1="2.335cm" svg:y1="16.963cm" svg:x2="1.772cm" svg:y2="2.545cm" draw:start-shape="id22" draw:start-glue-point="3" draw:end-shape="id17" draw:end-glue-point="2">
          <text:p text:style-name="P4"/>
        </draw:connector>
        <draw:custom-shape draw:style-name="Näkymätön" draw:layer="measurelines" svg:width="0.818cm" svg:height="0.546cm" svg:x="1.363cm" svg:y="4.699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2.272cm" svg:y1="5.549cm" svg:x2="1.772cm" svg:y2="2.545cm" draw:start-shape="id23" draw:start-glue-point="6" draw:end-shape="id17" draw:end-glue-point="2">
          <text:p text:style-name="P4"/>
        </draw:connector>
        <draw:connector draw:style-name="standard" draw:layer="measurelines" svg:x1="2.272cm" svg:y1="6.149cm" svg:x2="1.772cm" svg:y2="2.545cm" draw:start-shape="id24" draw:start-glue-point="6" draw:end-shape="id17" draw:end-glue-point="2">
          <text:p text:style-name="P4"/>
        </draw:connector>
        <draw:custom-shape draw:style-name="Näkymätön" draw:id="id26" draw:layer="measurelines" svg:width="0.818cm" svg:height="0.546cm" svg:x="2.335cm" svg:y="7.381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3.244cm" svg:y1="8.79cm" svg:x2="2.744cm" svg:y2="7.927cm" draw:start-shape="id25" draw:start-glue-point="3" draw:end-shape="id26" draw:end-glue-point="2">
          <text:p text:style-name="P4"/>
        </draw:connector>
        <draw:connector draw:style-name="standard" draw:layer="measurelines" svg:x1="3.244cm" svg:y1="10.313cm" svg:x2="2.744cm" svg:y2="7.927cm" draw:start-shape="id27" draw:start-glue-point="3" draw:end-shape="id26" draw:end-glue-point="2">
          <text:p text:style-name="P4"/>
        </draw:connector>
        <draw:connector draw:style-name="standard" draw:layer="measurelines" svg:x1="3.244cm" svg:y1="12.063cm" svg:x2="2.744cm" svg:y2="7.927cm" draw:start-shape="id28" draw:start-glue-point="3" draw:end-shape="id26" draw:end-glue-point="2">
          <text:p text:style-name="P4"/>
        </draw:connector>
        <draw:custom-shape draw:style-name="Näkymätön" draw:id="id30" draw:layer="measurelines" svg:width="0.818cm" svg:height="0.546cm" svg:x="2.335cm" svg:y="13.382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3.317cm" svg:y1="14.346cm" svg:x2="2.744cm" svg:y2="13.928cm" draw:start-shape="id29" draw:start-glue-point="6" draw:end-shape="id30" draw:end-glue-point="2">
          <text:p text:style-name="P4"/>
        </draw:connector>
        <draw:connector draw:style-name="standard" draw:layer="measurelines" svg:x1="3.317cm" svg:y1="14.946cm" svg:x2="2.744cm" svg:y2="13.928cm" draw:start-shape="id31" draw:start-glue-point="6" draw:end-shape="id30" draw:end-glue-point="2">
          <text:p text:style-name="P4"/>
        </draw:connector>
        <draw:connector draw:style-name="standard" draw:layer="measurelines" svg:x1="3.317cm" svg:y1="15.546cm" svg:x2="2.744cm" svg:y2="13.928cm" draw:start-shape="id32" draw:start-glue-point="6" draw:end-shape="id30" draw:end-glue-point="2">
          <text:p text:style-name="P4"/>
        </draw:connector>
        <draw:connector draw:style-name="standard" draw:layer="measurelines" svg:x1="3.29cm" svg:y1="16.193cm" svg:x2="2.744cm" svg:y2="13.928cm" draw:start-shape="id33" draw:start-glue-point="5" draw:end-shape="id30" draw:end-glue-point="2">
          <text:p text:style-name="P4"/>
        </draw:connector>
        <draw:custom-shape draw:style-name="Näkymätön" draw:id="id35" draw:layer="measurelines" svg:width="0.818cm" svg:height="0.546cm" svg:x="3.272cm" svg:y="17.3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4.277cm" svg:y1="18.278cm" svg:x2="3.681cm" svg:y2="17.846cm" draw:start-shape="id34" draw:start-glue-point="3" draw:end-shape="id35" draw:end-glue-point="2">
          <text:p text:style-name="P4"/>
        </draw:connector>
        <draw:connector draw:style-name="standard" draw:layer="measurelines" svg:x1="4.277cm" svg:y1="18.879cm" svg:x2="3.681cm" svg:y2="17.846cm" draw:start-shape="id36" draw:start-glue-point="3" draw:end-shape="id35" draw:end-glue-point="2">
          <text:p text:style-name="P4"/>
        </draw:connector>
        <draw:connector draw:style-name="standard" draw:layer="measurelines" svg:x1="4.277cm" svg:y1="19.478cm" svg:x2="3.681cm" svg:y2="17.846cm" draw:start-shape="id37" draw:start-glue-point="3" draw:end-shape="id35" draw:end-glue-point="2">
          <text:p text:style-name="P4"/>
        </draw:connector>
        <draw:connector draw:style-name="standard" draw:layer="measurelines" svg:x1="4.277cm" svg:y1="20.079cm" svg:x2="3.681cm" svg:y2="17.846cm" draw:start-shape="id38" draw:start-glue-point="3" draw:end-shape="id35" draw:end-glue-point="2">
          <text:p text:style-name="P4"/>
        </draw:connector>
        <draw:custom-shape draw:style-name="Näkymätön" draw:id="id40" draw:layer="measurelines" svg:width="0.818cm" svg:height="0.546cm" svg:x="3.207cm" svg:y="11.08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4.144cm" svg:y1="12.091cm" svg:x2="3.616cm" svg:y2="11.626cm" draw:start-shape="id39" draw:start-glue-point="5" draw:end-shape="id40" draw:end-glue-point="2">
          <text:p text:style-name="P4"/>
        </draw:connector>
        <draw:connector draw:style-name="standard" draw:layer="measurelines" svg:x1="4.144cm" svg:y1="12.692cm" svg:x2="3.616cm" svg:y2="11.626cm" draw:start-shape="id41" draw:start-glue-point="5" draw:end-shape="id40" draw:end-glue-point="2">
          <text:p text:style-name="P4"/>
        </draw:connector>
        <draw:custom-shape draw:style-name="Näkymätön" draw:id="id43" draw:layer="measurelines" svg:width="0.818cm" svg:height="0.546cm" svg:x="3.208cm" svg:y="9.58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4.144cm" svg:y1="10.59cm" svg:x2="3.617cm" svg:y2="10.126cm" draw:start-shape="id42" draw:start-glue-point="5" draw:end-shape="id43" draw:end-glue-point="2">
          <text:p text:style-name="P4"/>
        </draw:connector>
        <draw:custom-shape draw:style-name="Näkymätön" draw:id="id45" draw:layer="measurelines" svg:width="0.818cm" svg:height="0.546cm" svg:x="3.244cm" svg:y="8.099cm">
          <text:p text:style-name="P4"/>
          <draw:enhanced-geometry svg:viewBox="0 0 21600 21600" draw:mirror-vertical="true" draw:type="rectangle" draw:enhanced-path="M 0 0 L 21600 0 21600 21600 0 21600 0 0 Z N"/>
        </draw:custom-shape>
        <draw:connector draw:style-name="standard" draw:layer="measurelines" svg:x1="4.144cm" svg:y1="9.089cm" svg:x2="3.653cm" svg:y2="8.645cm" draw:start-shape="id44" draw:start-glue-point="5" draw:end-shape="id45" draw:end-glue-point="2">
          <text:p text:style-name="P4"/>
        </draw:connector>
        <draw:connector draw:style-name="standard" draw:layer="measurelines" svg:x1="3.272cm" svg:y1="18.878cm" svg:x2="2.744cm" svg:y2="13.928cm" draw:start-shape="id46" draw:start-glue-point="3" draw:end-shape="id30" draw:end-glue-point="2">
          <text:p text:style-name="P4"/>
        </draw:connector>
        <draw:frame draw:style-name="gr30" draw:text-style-name="P17" draw:layer="layout" svg:width="2.483cm" svg:height="0.412cm" svg:x="3.214cm" svg:y="6.624cm">
          <draw:text-box>
            <text:p text:style-name="P4"><text:span text:style-name="T9">start-demo.txt</text:span></text:p>
          </draw:text-box>
        </draw:frame>
        <draw:custom-shape draw:style-name="gr29" draw:text-style-name="P15" draw:id="id47" draw:layer="layout" svg:width="0.4cm" svg:height="0.455cm" svg:x="2.327cm" svg:y="6.584cm">
          <text:p text:style-name="P4"/>
          <draw:enhanced-geometry svg:viewBox="0 0 21600 21600" draw:glue-points="10800 0 0 10800 10800 21600 21600 10800" draw:text-areas="0 0 21600 ?f11" draw:type="paper" draw:modifiers="14162.637362637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standard" draw:layer="layout" svg:x1="2.327cm" svg:y1="6.811cm" svg:x2="1.772cm" svg:y2="2.545cm" draw:start-shape="id47" draw:start-glue-point="5" draw:end-shape="id17" draw:end-glue-point="2">
          <text:p text:style-name="P4"/>
        </draw:connector>
        <draw:frame draw:style-name="gr30" draw:text-style-name="P17" draw:layer="layout" svg:width="6.615cm" svg:height="0.412cm" svg:x="8.431cm" svg:y="6.543cm">
          <draw:text-box>
            <text:p text:style-name="P4"><text:span text:style-name="T9">– </text:span><text:span text:style-name="T9">Information about running the demo</text:span></text:p>
          </draw:text-box>
        </draw:frame>
        <draw:frame draw:style-name="gr30" draw:text-style-name="P17" draw:layer="layout" svg:width="2.817cm" svg:height="0.412cm" svg:x="4.231cm" svg:y="16.644cm">
          <draw:text-box>
            <text:p text:style-name="P4"><text:span text:style-name="T9">itmill-toolkit.war</text:span></text:p>
          </draw:text-box>
        </draw:frame>
        <draw:custom-shape draw:style-name="gr34" draw:text-style-name="P8" draw:id="id48" draw:layer="layout" svg:width="0.455cm" svg:height="0.455cm" svg:x="3.317cm" svg:y="16.563cm">
          <text:p text:style-name="P4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standard" draw:layer="layout" svg:x1="3.317cm" svg:y1="16.847cm" svg:x2="2.744cm" svg:y2="13.928cm" draw:start-shape="id48" draw:start-glue-point="6" draw:end-shape="id30" draw:end-glue-point="2">
          <text:p text:style-name="P4"/>
        </draw:connector>
        <draw:frame draw:style-name="gr30" draw:text-style-name="P17" draw:layer="layout" svg:width="5.45cm" svg:height="0.412cm" svg:x="9.632cm" svg:y="16.644cm">
          <draw:text-box>
            <text:p text:style-name="P4"><text:span text:style-name="T9">– </text:span><text:span text:style-name="T9">The demo application as WAR</text:span></text:p>
          </draw:text-box>
        </draw:frame>
      </draw:page>
      <draw:page draw:name="page8" draw:style-name="dp1" draw:master-page-name="Oletus">
        <office:forms form:automatic-focus="false" form:apply-design-mode="false"/>
        <draw:custom-shape draw:style-name="gr35" draw:text-style-name="P8" draw:layer="layout" svg:width="18.273cm" svg:height="4.455cm" svg:x="1.454cm" svg:y="7.09cm">
          <text:p text:style-name="P4"/>
          <draw:enhanced-geometry svg:viewBox="0 0 21600 21600" draw:type="rectangle" draw:enhanced-path="M 0 0 L 21600 0 21600 21600 0 21600 0 0 Z N"/>
        </draw:custom-shape>
        <draw:frame draw:style-name="gr36" draw:text-style-name="P20" draw:layer="layout" svg:width="0.816cm" svg:height="0.612cm" svg:x="3.8cm" svg:y="3.89cm">
          <draw:text-box>
            <text:p text:style-name="P4"><text:span text:style-name="T3">0..*</text:span></text:p>
          </draw:text-box>
        </draw:frame>
        <draw:g draw:id="id51">
          <draw:custom-shape draw:style-name="UML_20_Abstract_20_Class_20_Title" draw:layer="layout" svg:width="3.858cm" svg:height="0.999cm" svg:x="2.282cm" svg:y="2.717cm">
            <text:p text:style-name="P4">EventListen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2.283cm" svg:y="3.71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322cm" svg:x="2.283cm" svg:y="3.85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9">
          <draw:custom-shape draw:style-name="gr8" draw:text-style-name="P22" draw:layer="layout" svg:width="3.858cm" svg:height="1cm" svg:x="2.283cm" svg:y="12.143cm">
            <text:p text:style-name="P1"><text:span text:style-name="T12">My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8cm" svg:height="0.143cm" svg:x="2.284cm" svg:y="13.143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8cm" svg:height="1.904cm" svg:x="2.284cm" svg:y="13.286cm">
            <text:p text:style-name="P4">+buttonClick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38" draw:layer="layout" svg:width="2.544cm" svg:height="1.908cm" svg:x="2.454cm" svg:y="21.736cm" svg:viewBox="0 0 2545 1909" draw:points="0,1909 1273,0 2545,1909 1364,1909 1182,1728 364,1728 1273,364 2182,1728 1364,1728 1182,1909">
          <text:p text:style-name="P4"/>
        </draw:polygon>
        <draw:connector draw:style-name="gr39" draw:layer="layout" svg:x1="4.212cm" svg:y1="12.143cm" svg:x2="4.212cm" svg:y2="10.837cm" draw:start-shape="id49" draw:end-shape="id50">
          <text:p text:style-name="P4"/>
        </draw:connector>
        <draw:polygon draw:style-name="gr40" draw:layer="layout" svg:width="3.999cm" svg:height="3.999cm" svg:x="7cm" svg:y="21.1cm" svg:viewBox="0 0 4000 4000" draw:points="0,2000 2000,0 4000,2000 2000,4000 0,2000 363,2000 2000,3636 3636,2000 2000,363 363,2000 90,2000">
          <text:p text:style-name="P4"/>
        </draw:polygon>
        <draw:g draw:id="id52">
          <draw:custom-shape draw:style-name="UML_20_Abstract_20_Class_20_Title" draw:layer="layout" svg:width="4.778cm" svg:height="0.999cm" svg:x="8.466cm" svg:y="2.717cm">
            <text:p text:style-name="P4">AbstractCompon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4.778cm" svg:height="0.143cm" svg:x="8.467cm" svg:y="3.71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4.778cm" svg:height="2.326cm" svg:x="8.467cm" svg:y="3.859cm">
            <text:p text:style-name="P4">+addListener()</text:p>
            <text:p text:style-name="P4">+removeListener()</text:p>
            <text:p text:style-name="P4">+fireEvent()</text:p>
            <text:p text:style-name="P4">+fireComponentEvent()</text:p>
            <text:p text:style-name="P4">+fireComponentErrorEvent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layer="layout" svg:x1="6.142cm" svg:y1="4.449cm" svg:x2="8.466cm" svg:y2="4.451cm" draw:start-shape="id51" draw:end-shape="id52">
          <text:p text:style-name="P4"/>
        </draw:connector>
        <draw:g draw:id="id53">
          <draw:custom-shape draw:style-name="UML_20_Class_20_Title" draw:layer="layout" svg:width="3.858cm" svg:height="1cm" svg:x="8.926cm" svg:y="7.665cm">
            <text:p text:style-name="P4">Butt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8cm" svg:height="0.143cm" svg:x="8.927cm" svg:y="8.66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8cm" svg:height="2.082cm" svg:x="8.927cm" svg:y="8.808cm">
            <text:p text:style-name="P4">+addListener()</text:p>
            <text:p text:style-name="P4">+removeListener()</text:p>
            <text:p text:style-name="P4">+fireClick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2" draw:layer="layout" svg:x1="10.855cm" svg:y1="7.665cm" svg:x2="10.855cm" svg:y2="6.185cm" draw:start-shape="id53" draw:end-shape="id52">
          <text:p text:style-name="P4"/>
        </draw:connector>
        <draw:frame draw:style-name="gr36" draw:text-style-name="P20" draw:layer="layout" svg:width="0.816cm" svg:height="0.612cm" svg:x="7.281cm" svg:y="3.89cm">
          <draw:text-box>
            <text:p text:style-name="P4"><text:span text:style-name="T3">0..*</text:span></text:p>
          </draw:text-box>
        </draw:frame>
        <draw:g draw:id="id50">
          <draw:custom-shape draw:style-name="UML_20_Abstract_20_Class_20_Title" draw:layer="layout" svg:width="4.543cm" svg:height="0.999cm" svg:x="1.94cm" svg:y="7.642cm">
            <text:p text:style-name="P4">Button.ClickListen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4.544cm" svg:height="0.143cm" svg:x="1.941cm" svg:y="8.64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4.544cm" svg:height="2.053cm" svg:x="1.941cm" svg:y="8.784cm">
            <text:p text:style-name="P4">+buttonClick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layer="layout" svg:x1="4.212cm" svg:y1="7.642cm" svg:x2="4.212cm" svg:y2="6.181cm" draw:start-shape="id50" draw:end-shape="id51">
          <text:p text:style-name="P4"/>
        </draw:connector>
        <draw:g draw:id="id54">
          <draw:custom-shape draw:style-name="UML_20_Class_20_Title" draw:layer="layout" svg:width="4.181cm" svg:height="1cm" svg:x="15.272cm" svg:y="7.665cm">
            <text:p text:style-name="P4">Button.ClickEv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4.181cm" svg:height="0.143cm" svg:x="15.273cm" svg:y="8.66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4.181cm" svg:height="2.082cm" svg:x="15.273cm" svg:y="8.808cm">
            <text:p text:style-name="P4">+getButton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1" draw:layer="layout" svg:x1="12.785cm" svg:y1="9.277cm" svg:x2="15.272cm" svg:y2="9.277cm" draw:start-shape="id53" draw:end-shape="id54">
          <text:p text:style-name="P4"/>
        </draw:connector>
        <draw:frame draw:style-name="gr36" draw:text-style-name="P20" draw:layer="layout" svg:width="0.816cm" svg:height="0.612cm" svg:x="12.865cm" svg:y="8.69cm">
          <draw:text-box>
            <text:p text:style-name="P4"><text:span text:style-name="T3">0..*</text:span></text:p>
          </draw:text-box>
        </draw:frame>
        <draw:frame draw:style-name="gr36" draw:text-style-name="P20" draw:layer="layout" svg:width="0.422cm" svg:height="0.612cm" svg:x="14.482cm" svg:y="8.69cm">
          <draw:text-box>
            <text:p text:style-name="P4"><text:span text:style-name="T3">1</text:span></text:p>
          </draw:text-box>
        </draw:frame>
        <draw:g draw:id="id55">
          <draw:custom-shape draw:style-name="UML_20_Class_20_Title" draw:layer="layout" svg:width="3.858cm" svg:height="1cm" svg:x="15.455cm" svg:y="2.717cm">
            <text:p text:style-name="P4">Component.Ev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8cm" svg:height="0.143cm" svg:x="15.456cm" svg:y="3.71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8cm" svg:height="2.082cm" svg:x="15.456cm" svg:y="3.8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2" draw:layer="layout" svg:x1="17.363cm" svg:y1="7.665cm" svg:x2="17.384cm" svg:y2="5.942cm" draw:start-shape="id54" draw:end-shape="id55">
          <text:p text:style-name="P4"/>
        </draw:connector>
        <draw:connector draw:style-name="gr42" draw:layer="layout" svg:x1="17.384cm" svg:y1="2.717cm" svg:x2="17.384cm" svg:y2="1.637cm" draw:start-shape="id55" draw:start-glue-point="0" draw:end-shape="id56">
          <text:p text:style-name="P4"/>
        </draw:connector>
        <draw:frame draw:style-name="gr43" draw:text-style-name="P20" draw:id="id56" draw:layer="layout" svg:width="3.609cm" svg:height="0.412cm" svg:x="15.58cm" svg:y="1.225cm">
          <draw:text-box>
            <text:p text:style-name="P4"><text:span text:style-name="T3">java.util.EventObject</text:span></text:p>
          </draw:text-box>
        </draw:frame>
      </draw:page>
      <draw:page draw:name="page9" draw:style-name="dp1" draw:master-page-name="Oletus">
        <office:forms form:automatic-focus="false" form:apply-design-mode="false"/>
        <draw:g draw:id="id58">
          <draw:custom-shape draw:style-name="UML_20_Interface_20_Title" draw:layer="layout" svg:width="3.858cm" svg:height="0.999cm" svg:x="3.39cm" svg:y="1.636cm">
            <text:p text:style-name="P4">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1" draw:layer="layout" svg:width="3.859cm" svg:height="0.143cm" svg:x="3.391cm" svg:y="2.63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Interface_20_Contents" draw:layer="layout" svg:width="3.859cm" svg:height="2.322cm" svg:x="3.391cm" svg:y="2.778cm">
            <text:p text:style-name="P4">+getMIMETyp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5" draw:layer="layout" svg:x1="14.136cm" svg:y1="3.358cm" svg:x2="7.25cm" svg:y2="3.368cm" draw:start-shape="id57" draw:end-shape="id58" draw:end-glue-point="1">
          <text:p text:style-name="P4"/>
        </draw:connector>
        <draw:connector draw:style-name="gr45" draw:layer="layout" svg:x1="12.066cm" svg:y1="7.009cm" svg:x2="16.499cm" svg:y2="5.09cm" draw:start-shape="id59" draw:end-shape="id57" draw:end-glue-point="2">
          <text:p text:style-name="P4"/>
        </draw:connector>
        <draw:connector draw:style-name="gr45" draw:layer="layout" svg:x1="16.52cm" svg:y1="7.009cm" svg:x2="16.499cm" svg:y2="5.09cm" draw:start-shape="id60" draw:end-shape="id57" draw:end-glue-point="2">
          <text:p text:style-name="P4"/>
        </draw:connector>
        <draw:connector draw:style-name="gr45" draw:layer="layout" svg:x1="20.957cm" svg:y1="7.009cm" svg:x2="16.499cm" svg:y2="5.09cm" draw:start-shape="id61" draw:end-shape="id57" draw:end-glue-point="2">
          <text:p text:style-name="P4"/>
        </draw:connector>
        <draw:g draw:id="id57">
          <draw:custom-shape draw:style-name="UML_20_Interface_20_Title" draw:layer="layout" svg:width="4.725cm" svg:height="0.999cm" svg:x="14.136cm" svg:y="1.626cm">
            <text:p text:style-name="P4">Application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1" draw:layer="layout" svg:width="4.726cm" svg:height="0.143cm" svg:x="14.137cm" svg:y="2.625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Interface_20_Contents" draw:layer="layout" svg:width="4.726cm" svg:height="2.322cm" svg:x="14.137cm" svg:y="2.768cm">
            <text:p text:style-name="P4">+getApplication()</text:p>
            <text:p text:style-name="P4">+getBufferSize()</text:p>
            <text:p text:style-name="P4">+getCacheTime()</text:p>
            <text:p text:style-name="P4">+getFilename()</text:p>
            <text:p text:style-name="P4">+getStream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9">
          <draw:custom-shape draw:style-name="UML_20_Class_20_Title" draw:layer="layout" svg:width="3.858cm" svg:height="0.999cm" svg:x="10.136cm" svg:y="7.009cm">
            <text:p text:style-name="P4">Class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10.137cm" svg:y="8.00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485cm" svg:x="10.137cm" svg:y="8.151cm">
            <text:p text:style-name="P4">+setBufferSize()</text:p>
            <text:p text:style-name="P4">+setCacheTim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0">
          <draw:custom-shape draw:style-name="UML_20_Class_20_Title" draw:layer="layout" svg:width="3.858cm" svg:height="0.999cm" svg:x="14.59cm" svg:y="7.009cm">
            <text:p text:style-name="P4">File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14.591cm" svg:y="8.00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485cm" svg:x="14.591cm" svg:y="8.151cm">
            <text:p text:style-name="P4">+setBufferSize()</text:p>
            <text:p text:style-name="P4">+setCacheTime()</text:p>
            <text:p text:style-name="P4">+setSourceFil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1">
          <draw:custom-shape draw:style-name="UML_20_Class_20_Title" draw:layer="layout" svg:width="3.858cm" svg:height="0.999cm" svg:x="19.027cm" svg:y="7.009cm">
            <text:p text:style-name="P4">Stream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19.028cm" svg:y="8.00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485cm" svg:x="19.028cm" svg:y="8.151cm">
            <text:p text:style-name="P4">+setBufferSize()</text:p>
            <text:p text:style-name="P4">+setCacheTime()</text:p>
            <text:p text:style-name="P4">+setFilename()</text:p>
            <text:p text:style-name="P4">+setMIMEType()</text:p>
            <text:p text:style-name="P4">+getStreamSource()</text:p>
            <text:p text:style-name="P4">+setStreamSource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2">
          <draw:custom-shape draw:style-name="UML_20_Class_20_Title" draw:layer="layout" svg:width="3.858cm" svg:height="0.999cm" svg:x="1.321cm" svg:y="7.009cm">
            <text:p text:style-name="P4">External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1.322cm" svg:y="8.00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485cm" svg:x="1.322cm" svg:y="8.151cm">
            <text:p text:style-name="P4">+getURL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5" draw:layer="layout" svg:x1="3.251cm" svg:y1="7.009cm" svg:x2="5.32cm" svg:y2="5.1cm" draw:start-shape="id62" draw:start-glue-point="0" draw:end-shape="id58" draw:end-glue-point="2">
          <text:p text:style-name="P4"/>
        </draw:connector>
        <draw:g draw:id="id63">
          <draw:custom-shape draw:style-name="UML_20_Class_20_Title" draw:layer="layout" svg:width="3.858cm" svg:height="0.999cm" svg:x="5.521cm" svg:y="7.01cm">
            <text:p text:style-name="P4">ThemeResourc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21" draw:layer="layout" svg:width="3.859cm" svg:height="0.143cm" svg:x="5.522cm" svg:y="8.00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UML_20_Class_20_Contents" draw:layer="layout" svg:width="3.859cm" svg:height="2.485cm" svg:x="5.522cm" svg:y="8.152cm">
            <text:p text:style-name="P4">+equals()</text:p>
            <text:p text:style-name="P4">+getResourceId()</text:p>
            <text:p text:style-name="P4">+hashCode()</text:p>
            <text:p text:style-name="P4">+toString()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5" draw:layer="layout" svg:x1="7.451cm" svg:y1="7.01cm" svg:x2="5.32cm" svg:y2="5.1cm" draw:start-shape="id63" draw:start-glue-point="0" draw:end-shape="id58" draw:end-glue-point="2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Inheritance_20_2" draw:display-name="Inheritance 2" svg:viewBox="0 0 2545 1909" svg:d="m0 1909 1273-1909 1272 1909h-1181l-182-90h-1000l1091-1637 1091 1637h-1000l-182 90z"/>
    <draw:marker draw:name="Symmetric_20_Arrow" draw:display-name="Symmetric Arrow" svg:viewBox="0 0 1131 902" svg:d="m564 0-564 902h1131z"/>
    <draw:marker draw:name="Tyhjä_20_ruutu" draw:display-name="Tyhjä ruutu" svg:viewBox="0 0 4000 4000" svg:d="m0 2000 2000-2000 2000 2000-2000 2000-2000-2000h363l1637 1636 1636-1636-1636-1637-1637 1637h-273z"/>
    <draw:stroke-dash draw:name="Dash_20_10" draw:display-name="Dash 10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draw:fill="solid" draw:fill-color="#cc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position="0% 100%" fo:font-family="'DejaVu Sans'" style:font-family-generic="roman" style:font-pitch="variable" fo:font-size="14pt" fo:letter-spacing="normal" fo:language="fi" fo:country="FI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äkymätön" style:family="graphic" style:parent-style-name="standard">
      <style:graphic-properties draw:stroke="none" draw:stroke-dash="Dash_20_10" draw:fill="none" draw:fill-gradient-name="Gradient_20_7" draw:fill-hatch-name="Hatch_20_1" draw:fill-image-name="Bitmape_20_1"/>
    </style:style>
    <style:style style:name="UML_20_Class_20_Title" style:display-name="UML Class Title" style:family="graphic" style:parent-style-name="standard">
      <style:graphic-properties draw:stroke-dash="Dash_20_10" draw:fill-gradient-name="Gradient_20_8" draw:fill-hatch-name="Hatch_20_1" draw:fill-image-name="Bitmape_20_1"/>
      <style:text-properties fo:font-size="12pt"/>
    </style:style>
    <style:style style:name="UML_20_Class_20_Contents" style:display-name="UML Class Contents" style:family="graphic" style:parent-style-name="standard">
      <style:graphic-properties draw:stroke-dash="Dash_20_10" draw:fill-gradient-name="Gradient_20_8" draw:fill-hatch-name="Hatch_20_1" draw:fill-image-name="Bitmape_20_1" draw:textarea-horizontal-align="left" draw:textarea-vertical-align="top" fo:padding-top="0.1cm" fo:padding-bottom="0.1cm" fo:padding-left="0.1cm" fo:padding-right="0.1cm"/>
      <style:paragraph-properties fo:text-align="start"/>
      <style:text-properties fo:font-size="9pt"/>
    </style:style>
    <style:style style:name="UML_20_Abstract_20_Class_20_Title" style:display-name="UML Abstract Class Title" style:family="graphic" style:parent-style-name="UML_20_Class_20_Title">
      <style:text-properties fo:font-style="oblique"/>
    </style:style>
    <style:style style:name="UML_20_Interface_20_Title" style:display-name="UML Interface Title" style:family="graphic" style:parent-style-name="UML_20_Abstract_20_Class_20_Title">
      <style:graphic-properties draw:fill-color="#ffffcc"/>
    </style:style>
    <style:style style:name="UML_20_Interface_20_Contents" style:display-name="UML Interface Contents" style:family="graphic" style:parent-style-name="UML_20_Class_20_Contents">
      <style:graphic-properties draw:fill-color="#ffffc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
  </meta:generator>
    <meta:creation-date>2007-05-18T11:43:33</meta:creation-date>
    <dc:creator>Marko Grönroos</dc:creator>
    <dc:date>2007-08-16T18:14:23</dc:date>
    <dc:language>fi-FI</dc:language>
    <meta:editing-cycles>143</meta:editing-cycles>
    <meta:editing-duration>P7DT19H39M52S</meta:editing-duration>
    <meta:user-defined meta:name="Info 1"/>
    <meta:user-defined meta:name="Info 2"/>
    <meta:user-defined meta:name="Info 3"/>
    <meta:user-defined meta:name="Info 4"/>
    <meta:document-statistic meta:object-count="273"/>
  </office:meta>
</office:document-meta>
</file>